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.00.0000</text:date>, <text:time style:data-style-name="N2" text:time-value="21:28:55.717056001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5-05-15T22:39:26.192102946</dc:date>
    <meta:editing-duration>PT13H25M19S</meta:editing-duration>
    <meta:editing-cycles>18</meta:editing-cycles>
    <meta:generator>LibreOffice/25.2.3.2$Linux_X86_64 LibreOffice_project/520$Build-2</meta:generator>
    <meta:document-statistic meta:table-count="1" meta:cell-count="851" meta:object-count="0"/>
  </office:meta>
</office:document-meta>
</file>